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P2" style:family="paragraph" style:parent-style-name="Standard">
      <style:text-properties officeooo:paragraph-rsid="002170fe"/>
    </style:style>
    <style:style style:name="P3" style:family="paragraph" style:parent-style-name="Standard">
      <style:text-properties officeooo:paragraph-rsid="002548cb"/>
    </style:style>
    <style:style style:name="P4" style:family="paragraph" style:parent-style-name="Standard">
      <style:text-properties officeooo:rsid="002548cb" officeooo:paragraph-rsid="002548cb"/>
    </style:style>
    <style:style style:name="T1" style:family="text">
      <style:text-properties officeooo:rsid="002481b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launch turtlebot3_master turtlebot3_master_world1_singleBot.launch </text:p>
      <text:p text:style-name="P1"/>
      <text:p text:style-name="P4">rosparam set <text:span text:style-name="T3">/testCondition 1/2/3 <text:tab/>- (1 = Teleoperation, 2 = Semi-Autonomy, 3 = Full Autonomy)</text:span></text:p>
      <text:p text:style-name="P4"><text:span text:style-name="T3"/></text:p>
      <text:p text:style-name="P4"><text:span text:style-name="T3">rosrun turtlebot3_master turtlebot3_supervisor</text:span></text:p>
      <text:p text:style-name="P4"><text:span text:style-name="T3"/></text:p>
      <text:p text:style-name="Standard">roslaunch obstacle-avoidance-turtlebot obs_aK.launch </text:p>
      <text:p text:style-name="Standard"/>
      <text:p text:style-name="Standard"/>
      <text:p text:style-name="P4">For condition: Teleoperation (/testCondition 1)</text:p>
      <text:p text:style-name="Standard">roslaunch obstacle-avoidance-turtlebot naive_obs_avoid.launch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osrun turtlebot<text:span text:style-name="T1">3</text:span>_master turtlebot3_teleop_key</text:p>
      <text:p text:style-name="P3"><text:soft-page-break/>roslaunch turtlebot3_navigation turtlebot3_navigation.launch map_file:=$HOME/catkin_ws/src/maps/supermap1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5-11T16:25:26.589691948</dc:date>
    <meta:editing-duration>PT1H28M2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8" meta:word-count="39" meta:character-count="528" meta:non-whitespace-character-count="493"/>
  </office:meta>
</office:document-meta>
</file>